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6"/>
  <manifest:file-entry manifest:media-type="" manifest:full-path="ObjectReplacements/OleObj6"/>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image/png" manifest:full-path="Thumbnails/thumbnail.png"/>
  <manifest:file-entry manifest:media-type="text/xml" manifest:full-path="content.xml"/>
  <manifest:file-entry manifest:media-type="application/binary" manifest:full-path="layout-cache"/>
  <manifest:file-entry manifest:media-type="application/octet-stream" manifest:full-path="OleObj1"/>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margin-top="0.212cm" fo:margin-bottom="0.212cm" fo:line-height="100%" fo:text-align="start" style:justify-single-word="false"/>
    </style:style>
    <style:style style:name="P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center" style:justify-single-word="false"/>
      <style:text-properties style:use-window-font-color="true" style:font-name="Times New Roman" fo:font-size="15pt" fo:font-weight="bold" fo:background-color="transparent" style:font-name-asian="Times New Roman" style:font-name-complex="Times New Roman"/>
    </style:style>
    <style:style style:name="P7" style:family="paragraph" style:parent-style-name="Standard">
      <style:paragraph-properties fo:line-height="100%" fo:text-align="center" style:justify-single-word="false"/>
      <style:text-properties style:use-window-font-color="true" style:font-name="Times New Roman" fo:font-size="13pt" fo:font-weight="bold" fo:background-color="transparent" style:font-name-asian="Times New Roman" style:font-name-complex="Times New Roman"/>
    </style:style>
    <style:style style:name="P8" style:family="paragraph" style:parent-style-name="Standard">
      <style:paragraph-properties fo:line-height="100%" fo:text-align="start" style:justify-single-word="false"/>
      <style:text-properties style:use-window-font-color="true" style:font-name="Times New Roman" fo:font-size="13pt" fo:font-weight="bold" fo:background-color="#ffff00" style:font-name-asian="Times New Roman" style:font-name-complex="Times New Roman"/>
    </style:style>
    <style:style style:name="P9" style:family="paragraph" style:parent-style-name="Standard">
      <style:paragraph-properties fo:line-height="100%" fo:text-align="start" style:justify-single-word="false"/>
      <style:text-properties style:use-window-font-color="true" style:font-name="Times New Roman" fo:font-size="13pt" fo:font-weight="normal" fo:background-color="transparent" style:font-name-asian="Times New Roman" style:font-name-complex="Times New Roman"/>
    </style:style>
    <style:style style:name="T1" style:family="text">
      <style:text-properties style:use-window-font-color="true" style:font-name="Times New Roman" fo:font-size="15pt" fo:font-weight="normal" fo:background-color="transparent" style:font-name-asian="Times New Roman" style:font-name-complex="Times New Roman"/>
    </style:style>
    <style:style style:name="T2" style:family="text">
      <style:text-properties style:use-window-font-color="true" style:font-name="Times New Roman" fo:font-size="13pt" fo:font-weight="bold" fo:background-color="transparent" style:font-name-asian="Times New Roman" style:font-name-complex="Times New Roman"/>
    </style:style>
    <style:style style:name="T3" style:family="text">
      <style:text-properties style:use-window-font-color="true" style:font-name="Times New Roman" fo:font-size="13pt" fo:font-weight="normal" fo:background-color="transparent" style:font-name-asian="Times New Roman" style:font-name-complex="Times New Roman"/>
    </style:style>
    <style:style style:name="T4" style:family="text">
      <style:text-properties style:use-window-font-color="true" style:font-name="Times New Roman" fo:font-size="13pt" fo:font-style="italic" fo:font-weight="bold" fo:background-color="transparent" style:font-name-asian="Times New Roman" style:font-name-complex="Times New Roman"/>
    </style:style>
    <style:style style:name="T5" style:family="text">
      <style:text-properties style:use-window-font-color="true" style:font-name="Times New Roman" fo:font-size="13pt" fo:font-style="italic" fo:font-weight="normal" fo:background-color="transparent" style:font-name-asian="Times New Roman" style:font-name-complex="Times New Roman"/>
    </style:style>
    <style:style style:name="T6" style:family="text">
      <style:text-properties style:use-window-font-color="true" style:font-name="Times New Roman" fo:font-size="12pt" fo:font-style="italic" fo:font-weight="normal" fo:background-color="transparent" style:font-name-asian="Times New Roman" style:font-name-complex="Times New Roman"/>
    </style:style>
    <style:style style:name="T7" style:family="text">
      <style:text-properties style:use-window-font-color="true" style:font-name="Times New Roman" fo:font-size="12pt" fo:font-style="italic" fo:font-weight="bold" fo:background-color="transparent" style:font-name-asian="Times New Roman" style:font-name-complex="Times New Roman"/>
    </style:style>
    <style:style style:name="T8" style:family="text">
      <style:text-properties style:use-window-font-color="true" style:font-name="Calibri1" fo:font-size="11pt" fo:font-weight="normal" fo:background-color="transparent" style:font-name-asian="Calibri1" style:font-name-complex="Calibri1"/>
    </style:style>
    <style:style style:name="fr1" style:family="graphic" style:parent-style-name="OLE">
      <style:graphic-properties style:vertical-pos="top" style:vertical-rel="baseline" draw:ole-draw-aspect="1" draw:visible-area-top="0cm"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iotr Matiaszewski, Bartosz Miko</text:span><text:span text:style-name="T1">łajczyk</text:span></text:p>
      <text:p text:style-name="P4"/>
      <text:p text:style-name="P6">Faculty of Physics and Applied Computer Science</text:p>
      <text:p text:style-name="P6">AGH University of Science and Technology</text:p>
      <text:p text:style-name="P4"/>
      <text:p text:style-name="P6">Introduction to CUDA and OpenCL</text:p>
      <text:p text:style-name="P4"/>
      <text:p text:style-name="P7">Laboratory report nr 2</text:p>
      <text:p text:style-name="P4"/>
      <text:p text:style-name="P2"><text:span text:style-name="T2"><text:tab/></text:span><text:span text:style-name="T3">On our next lab class, we discussed handling large data. We learned that CUDA uses a SIMT (Single Instruction Multiple Threads) architecture, where each processor has multiple threads which execute a task in "groups"called warps. Each warp consists of 32 threads and they all execute the same instruction in the same time. By respecting the warp structure of the GPU we can use our resources better. That way we can work on large data structures way more efficently.</text:span></text:p>
      <text:p text:style-name="P8"/>
      <text:p text:style-name="P2"><text:span text:style-name="T3"><text:tab/>During our second laboratory classes we also focused on some kind of facilitation of our code. We were introducted to a function </text:span><text:span text:style-name="T4">cudaMallocManaged</text:span><text:span text:style-name="T5">. </text:span><text:span text:style-name="T3">Basically, it allocates memory that will be automatically managed by the Unified Memory system. Unified Memory is a memory access space that is able to be accessed by any processor in the system. This hardware/software technology allows applications to allocate data that can be read or written from code running on either CPUs or GPUs. What does it actually means for us? Well, it means that all the functions and instructions that we knew from last labs, for example:</text:span></text:p>
      <text:p text:style-name="P2"><text:span text:style-name="T3">-</text:span><text:span text:style-name="T4">malloc</text:span><text:span text:style-name="T3">,</text:span></text:p>
      <text:p text:style-name="P2"><text:span text:style-name="T5">-</text:span><text:span text:style-name="T4">cudaMalloc</text:span><text:span text:style-name="T3">,</text:span></text:p>
      <text:p text:style-name="P2"><text:span text:style-name="T5">-</text:span><text:span text:style-name="T4">cudaMemcpy</text:span><text:span text:style-name="T3">,</text:span></text:p>
      <text:p text:style-name="P2"><text:span text:style-name="T3">can be simply replaced by our new function: </text:span><text:span text:style-name="T4">cudaMallocManaged.</text:span><text:span text:style-name="T3"> The important thing is that the pointer to the allocated space is valid on the CPU and all the GPUs in the system that support managed memory. There are some things that we should not forget when we use this function, cause if we do, it may not work properly. First of all, the space allocated by our calling to </text:span><text:span text:style-name="T4">cudaMallocManaged</text:span><text:span text:style-name="T3"> is not automatically freed, so we are the ones who is responsible for freeing it (just by using simple function </text:span><text:span text:style-name="T4">cudaFree</text:span><text:span text:style-name="T3">, which argument is a pointer to our allocated data structure). And the second, but still important thing is that we should always remember about is synchronizing our CPU and GPU units. By synchronizing we mean waiting for our compute device to finish it's job. There would be no point in carrying on our program without calculations provided by GPU's work. To synchronize our devices we will use function </text:span><text:span text:style-name="T4">cudaDeviceSynchronize</text:span><text:span text:style-name="T5">, </text:span><text:span text:style-name="T3">which will take care of described process. All of the fuctions mentioned in this paragraph were put into our code from last lab classes (</text:span><text:span text:style-name="T4">vectorAdd</text:span><text:span text:style-name="T2"> </text:span><text:span text:style-name="T3">project). By using profiler, we could see some time differences between our </text:span><text:span text:style-name="T3">„</text:span><text:span text:style-name="T3">old</text:span><text:span text:style-name="T3">”</text:span><text:span text:style-name="T3"> and </text:span><text:span text:style-name="T3">„</text:span><text:span text:style-name="T3">new</text:span><text:span text:style-name="T3">”</text:span><text:span text:style-name="T3"> codes.</text:span><text:soft-page-break/><draw:frame draw:style-name="fr1" draw:name="1" text:anchor-type="as-char" svg:width="15.24cm" style:rel-width="scale" svg:height="11.197cm" style:rel-height="scale" draw:z-index="0"><draw:object-ole xlink:href="./OleObj1" xlink:type="simple" xlink:show="embed" xlink:actuate="onLoad"/><draw:image xlink:href="./ObjectReplacements/OleObj1" xlink:type="simple" xlink:show="embed" xlink:actuate="onLoad"/></draw:frame></text:p>
      <text:p text:style-name="P2"><text:span text:style-name="T6">Fig 1. A graph showing the different execution times for GPU-related activities and two CUDA functions when compiling the </text:span><text:span text:style-name="T7">vectorAdd </text:span><text:span text:style-name="T6">project</text:span></text:p>
      <text:p text:style-name="P5"/>
      <text:p text:style-name="P5"/>
      <text:p text:style-name="P2"><text:span text:style-name="T3"><text:tab/>If we take a look at the graph above, we can see a surprising thing: using </text:span><text:span text:style-name="T4">cudaMallocManaged </text:span><text:span text:style-name="T3">does not really improve the speed of our program. However, it is widely used due to a different reason. Using </text:span><text:span text:style-name="T4">cudaMallocManaged</text:span><text:span text:style-name="T3"> instead of the normal </text:span><text:span text:style-name="T4">cudaMalloc </text:span><text:span text:style-name="T3">followed by </text:span><text:span text:style-name="T4">cudaMemcpy</text:span><text:span text:style-name="T3"> simplifies the code, enabling us to create prototype programs way faster than when using the aforementioned functions. Should we not be concerned by getting the last ounce of performance in exchange for an easier way to form the backbone of our program, we have a useful tool in our hands. Thanks to using the </text:span><text:span text:style-name="T4">cudaMallocManaged</text:span><text:span text:style-name="T3"> function, we managed to replace the code below:</text:span></text:p>
      <text:p text:style-name="P5"/>
      <text:p text:style-name="P2"><draw:frame draw:style-name="fr1" draw:name="2" text:anchor-type="as-char" svg:width="5.419cm" style:rel-width="scale" svg:height="0.402cm" style:rel-height="scale" draw:z-index="1"><draw:object-ole xlink:href="./OleObj2" xlink:type="simple" xlink:show="embed" xlink:actuate="onLoad"/><draw:image xlink:href="./ObjectReplacements/OleObj2" xlink:type="simple" xlink:show="embed" xlink:actuate="onLoad"/></draw:frame></text:p>
      <text:p text:style-name="P2"><draw:frame draw:style-name="fr1" draw:name="3" text:anchor-type="as-char" svg:width="6.583cm" style:rel-width="scale" svg:height="0.91cm" style:rel-height="scale" draw:z-index="2"><draw:object-ole xlink:href="./OleObj3" xlink:type="simple" xlink:show="embed" xlink:actuate="onLoad"/><draw:image xlink:href="./ObjectReplacements/OleObj3" xlink:type="simple" xlink:show="embed" xlink:actuate="onLoad"/></draw:frame></text:p>
      <text:p text:style-name="P2"><draw:frame draw:style-name="fr1" draw:name="4" text:anchor-type="as-char" svg:width="9.948cm" style:rel-width="scale" svg:height="0.402cm" style:rel-height="scale" draw:z-index="3"><draw:object-ole xlink:href="./OleObj4" xlink:type="simple" xlink:show="embed" xlink:actuate="onLoad"/><draw:image xlink:href="./ObjectReplacements/OleObj4" xlink:type="simple" xlink:show="embed" xlink:actuate="onLoad"/></draw:frame></text:p>
      <text:p text:style-name="P5"/>
      <text:p text:style-name="P9"><text:s/><text:tab/>with just two lines of code:</text:p>
      <text:p text:style-name="P5"/>
      <text:p text:style-name="P2"><draw:frame draw:style-name="fr1" draw:name="5" text:anchor-type="as-char" svg:width="7.281cm" style:rel-width="scale" svg:height="0.847cm" style:rel-height="scale" draw:z-index="4"><draw:object-ole xlink:href="./OleObj5" xlink:type="simple" xlink:show="embed" xlink:actuate="onLoad"/><draw:image xlink:href="./ObjectReplacements/OleObj5" xlink:type="simple" xlink:show="embed" xlink:actuate="onLoad"/></draw:frame></text:p>
      <text:p text:style-name="P5"/>
      <text:p text:style-name="P2"><text:span text:style-name="T3"><text:tab/>Our last job during labs was to make sure that the data structure copied to our GPU is not too large. The reason for it is simple: our GPU will fail to compute too large amount of a given data. How to protect ourselves from doing such a mistake then? By using our knowledge and experience from previous laboratories we decided to focus on physical aspects of our GPU and see how much of a space can we actually </text:span><text:span text:style-name="T3">„</text:span><text:span text:style-name="T3">take</text:span><text:span text:style-name="T3">”</text:span><text:span text:style-name="T3"> using it. In order to check it, we used functions that we already saw in </text:span><text:span text:style-name="T4">deviceQuery</text:span><text:span text:style-name="T2"> </text:span><text:span text:style-name="T3">sample. </text:span></text:p>
      <text:p text:style-name="P9"><text:soft-page-break/><text:tab/>Below we can see the code that we used:</text:p>
      <text:p text:style-name="P3"><draw:frame draw:style-name="fr1" draw:name="6" text:anchor-type="as-char" svg:width="16.997cm" style:rel-width="scale" svg:height="9.504cm" style:rel-height="scale" draw:z-index="5"><draw:object-ole xlink:href="./OleObj6" xlink:type="simple" xlink:show="embed" xlink:actuate="onLoad"/><draw:image xlink:href="./ObjectReplacements/OleObj6" xlink:type="simple" xlink:show="embed" xlink:actuate="onLoad"/></draw:frame><text:span text:style-name="T6">Fig 2. Part of a code that protects user from trying to compute too big amount of data.</text:span></text:p>
      <text:p text:style-name="P5"/>
      <text:p text:style-name="P5"/>
      <text:p text:style-name="P9">As we can see, we called some functions that gave us device properties (lines 1-19) and we used information that we got to warn user about GPU capacity (lines 22-23). If user is greedy enough to ignore that warning and tries to use more space that he is given, he will see the error saying the process has been killed due to too large amount of data (line 27).</text:p>
      <text:p text:style-name="P5"/>
      <text:p text:style-name="P5"/>
      <text:p text:style-name="P9"><text:s/></text:p>
      <text:p text:style-name="P9"><text:tab/></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6" meta:page-count="3" meta:paragraph-count="24" meta:word-count="739" meta:character-count="4312"/>
    <dc:date>2019-10-30T22:18:22.22</dc:date>
    <meta:editing-duration>PT4M25S</meta:editing-duration>
    <meta:editing-cycles>1</meta:editing-cycles>
    <meta:generator>OpenOffice/4.1.6$Win32 OpenOffice.org_project/416m1$Build-9790</meta:generator>
  </office:meta>
</office:document-meta>
</file>